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798cm" svg:height="1.2cm" svg:x="1.102cm" svg:y="8.6cm">
          <text:p text:style-name="P1"><text:span text:style-name="T1">Make buil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898cm" svg:height="1.2cm" svg:x="8.102cm" svg:y="2.8cm">
          <text:p text:style-name="P1"><text:span text:style-name="T1">Make ker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2.8cm" svg:height="1.2cm" svg:x="5cm" svg:y="2.8cm">
          <text:p text:style-name="P1"><text:span text:style-name="T1">Make b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3.098cm" svg:height="1.2cm" svg:x="1.502cm" svg:y="2.8cm">
          <text:p text:style-name="P1"><text:span text:style-name="T1">Make 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2.798cm" svg:height="1.2cm" svg:x="11.302cm" svg:y="2.8cm">
          <text:p text:style-name="P1"><text:span text:style-name="T1">Make m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2.498cm" svg:height="1.2cm" svg:x="17.502cm" svg:y="2.8cm">
          <text:p text:style-name="P1"><text:span text:style-name="T1">Make in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2.798cm" svg:height="1.2cm" svg:x="14.402cm" svg:y="2.8cm">
          <text:p text:style-name="P1"><text:span text:style-name="T1">Make f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5.398cm" svg:height="1.2cm" svg:x="14.403cm" svg:y="14.601cm">
          <text:p text:style-name="P1"><text:span text:style-name="T1">Make 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0" draw:id="id10" draw:layer="layout" svg:width="5.398cm" svg:height="1.2cm" svg:x="14.404cm" svg:y="16.202cm">
          <text:p text:style-name="P1"><text:span text:style-name="T1">Make b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5.298cm" svg:height="5.002cm" svg:x="6.902cm" svg:y="6.698cm">
          <text:p text:style-name="P1"><text:span text:style-name="T1">Build ix.bi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1" draw:layer="layout" draw:type="curve" svg:x1="3.051cm" svg:y1="2.8cm" svg:x2="9.551cm" svg:y2="2.8cm" draw:start-shape="id1" draw:start-glue-point="4" draw:end-shape="id2" svg:d="M3051 2800c0-751 6500-751 6500 0" svg:viewBox="0 0 6501 564">
          <text:p/>
        </draw:connector>
        <draw:connector draw:style-name="gr2" draw:text-style-name="P1" draw:layer="layout" draw:type="curve" svg:x1="3.051cm" svg:y1="2.8cm" svg:x2="12.701cm" svg:y2="2.8cm" draw:start-shape="id1" draw:start-glue-point="4" draw:end-shape="id3" svg:d="M3051 2800c0-751 9650-751 9650 0" svg:viewBox="0 0 9651 564">
          <text:p/>
        </draw:connector>
        <draw:connector draw:style-name="gr2" draw:text-style-name="P1" draw:layer="layout" draw:type="curve" svg:x1="3.051cm" svg:y1="2.8cm" svg:x2="15.801cm" svg:y2="2.8cm" draw:start-shape="id1" draw:start-glue-point="4" draw:end-shape="id4" draw:end-glue-point="4" svg:d="M3051 2800c0-751 12750-751 12750 0" svg:viewBox="0 0 12751 564">
          <text:p/>
        </draw:connector>
        <draw:connector draw:style-name="gr2" draw:text-style-name="P1" draw:layer="layout" draw:type="curve" svg:x1="3.051cm" svg:y1="2.8cm" svg:x2="18.751cm" svg:y2="2.8cm" draw:start-shape="id1" draw:start-glue-point="4" draw:end-shape="id5" draw:end-glue-point="4" svg:d="M3051 2800c0-751 15700-751 15700 0" svg:viewBox="0 0 15701 564">
          <text:p/>
        </draw:connector>
        <draw:connector draw:style-name="gr2" draw:text-style-name="P1" draw:layer="layout" draw:type="line" svg:x1="3.9cm" svg:y1="9.2cm" svg:x2="6.902cm" svg:y2="9.199cm" draw:start-shape="id6" draw:start-glue-point="7" draw:end-shape="id7" draw:end-glue-point="3" svg:d="M3900 9200l3002-1" svg:viewBox="0 0 3003 2">
          <text:p/>
        </draw:connector>
        <draw:frame draw:style-name="gr3" draw:layer="layout" svg:width="6.949cm" svg:height="0.962cm" svg:x="6.3cm" svg:y="1.3cm">
          <draw:text-box>
            <text:p>Os components use lib</text:p>
          </draw:text-box>
        </draw:frame>
        <draw:frame draw:style-name="gr3" draw:text-style-name="P3" draw:layer="layout" svg:width="3.3cm" svg:height="0.649cm" svg:x="3.8cm" svg:y="8.5cm">
          <draw:text-box>
            <text:p><text:span text:style-name="T2">Build 'build' binary</text:span></text:p>
          </draw:text-box>
        </draw:frame>
        <draw:frame draw:style-name="gr3" draw:layer="layout" svg:width="13.96cm" svg:height="0.962cm" svg:x="4cm" svg:y="4.8cm">
          <draw:text-box>
            <text:p>Os components are used as argument for 'build'</text:p>
          </draw:text-box>
        </draw:frame>
        <draw:custom-shape draw:style-name="gr1" draw:text-style-name="P4" xml:id="id9" draw:id="id9" draw:layer="layout" svg:width="5.298cm" svg:height="5.002cm" svg:x="3.903cm" svg:y="14.399cm">
          <text:p text:style-name="P1"><text:span text:style-name="T3">Create os.img with parti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6.4cm" svg:y1="4cm" svg:x2="9.551cm" svg:y2="6.698cm" draw:start-shape="id8" draw:start-glue-point="6" draw:end-shape="id7" draw:end-glue-point="0" svg:d="M6400 4000l3151 2698" svg:viewBox="0 0 3152 2699">
          <text:p/>
        </draw:connector>
        <draw:connector draw:style-name="gr4" draw:text-style-name="P1" draw:layer="layout" draw:type="line" svg:x1="9.551cm" svg:y1="4cm" svg:x2="9.551cm" svg:y2="6.698cm" draw:start-shape="id2" draw:start-glue-point="6" draw:end-shape="id7" draw:end-glue-point="0" svg:d="M9551 4000v2698" svg:viewBox="0 0 1 2699">
          <text:p/>
        </draw:connector>
        <draw:connector draw:style-name="gr4" draw:text-style-name="P1" draw:layer="layout" draw:type="line" svg:x1="12.701cm" svg:y1="4cm" svg:x2="9.551cm" svg:y2="6.698cm" draw:start-shape="id3" draw:start-glue-point="6" draw:end-shape="id7" draw:end-glue-point="0" svg:d="M12701 4000l-3150 2698" svg:viewBox="0 0 3151 2699">
          <text:p/>
        </draw:connector>
        <draw:connector draw:style-name="gr4" draw:text-style-name="P1" draw:layer="layout" draw:type="line" svg:x1="15.801cm" svg:y1="4cm" svg:x2="9.551cm" svg:y2="6.698cm" draw:start-shape="id4" draw:start-glue-point="6" draw:end-shape="id7" draw:end-glue-point="0" svg:d="M15801 4000l-6250 2698" svg:viewBox="0 0 6251 2699">
          <text:p/>
        </draw:connector>
        <draw:connector draw:style-name="gr4" draw:text-style-name="P1" draw:layer="layout" draw:type="line" svg:x1="18.751cm" svg:y1="4cm" svg:x2="9.551cm" svg:y2="6.698cm" draw:start-shape="id5" draw:start-glue-point="6" draw:end-shape="id7" draw:end-glue-point="0" svg:d="M18751 4000l-9200 2698" svg:viewBox="0 0 9201 2699">
          <text:p/>
        </draw:connector>
        <draw:connector draw:style-name="gr2" draw:text-style-name="P1" draw:layer="layout" draw:type="line" svg:x1="9.551cm" svg:y1="11.7cm" svg:x2="6.552cm" svg:y2="14.399cm" draw:start-shape="id7" draw:start-glue-point="2" draw:end-shape="id9" draw:end-glue-point="0" svg:d="M9551 11700l-2999 2699" svg:viewBox="0 0 3000 2700">
          <text:p/>
        </draw:connector>
        <draw:frame draw:style-name="gr3" draw:text-style-name="P5" draw:layer="layout" svg:width="1.467cm" svg:height="0.763cm" svg:x="7cm" svg:y="6.8cm">
          <draw:text-box>
            <text:p><text:span text:style-name="T1">build</text:span></text:p>
          </draw:text-box>
        </draw:frame>
        <draw:frame draw:style-name="gr3" draw:text-style-name="P5" draw:layer="layout" svg:width="3.067cm" svg:height="0.763cm" svg:x="7cm" svg:y="14.5cm">
          <draw:text-box>
            <text:p><text:span text:style-name="T1">build_img.sh</text:span></text:p>
          </draw:text-box>
        </draw:frame>
        <draw:connector draw:style-name="gr4" draw:text-style-name="P6" draw:layer="layout" draw:type="line" svg:x1="14.404cm" svg:y1="16.802cm" svg:x2="9.201cm" svg:y2="16.9cm" draw:start-shape="id10" draw:start-glue-point="5" draw:end-shape="id9" draw:end-glue-point="1" svg:d="M14404 16802l-5203 98" svg:viewBox="0 0 5204 99">
          <text:p/>
        </draw:connector>
        <draw:connector draw:style-name="gr4" draw:text-style-name="P6" draw:layer="layout" draw:type="line" svg:x1="14.403cm" svg:y1="15.201cm" svg:x2="9.201cm" svg:y2="16.9cm" draw:start-shape="id11" draw:start-glue-point="5" draw:end-shape="id9" draw:end-glue-point="1" svg:d="M14403 15201l-5202 1699" svg:viewBox="0 0 5203 1700">
          <text:p/>
        </draw:connector>
        <draw:frame draw:style-name="gr3" draw:text-style-name="P7" draw:layer="layout" svg:width="4.21cm" svg:height="0.763cm" svg:x="9.8cm" svg:y="14.7cm">
          <draw:text-box>
            <text:p text:style-name="P6"><text:span text:style-name="T1">Copied to parti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6T12:38:11.297134400</meta:creation-date>
    <dc:date>2015-09-04T15:07:50.683751758</dc:date>
    <meta:editing-duration>PT12M8S</meta:editing-duration>
    <meta:editing-cycles>8</meta:editing-cycles>
    <meta:generator>LibreOffice/4.2.8.2$Linux_x86 LibreOffice_project/420m0$Build-2</meta:generator>
    <meta:document-statistic meta:object-count="30"/>
  </office:meta>
</office:document-meta>
</file>